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erriweather1" svg:font-family="Merriweather"/>
    <style:font-face style:name="Arial1" svg:font-family="Arial" style:font-pitch="variable"/>
    <style:font-face style:name="Merriweather" svg:font-family="Merriweathe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9pt" style:font-size-asian="19pt" style:font-size-complex="19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7pt" style:font-size-asian="17pt" style:font-size-complex="17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</style:style>
    <style:style style:name="T1" style:family="text">
      <style:text-properties fo:color="#000000" style:font-name="Arial2" fo:font-size="19pt" fo:font-weight="bold" style:font-size-asian="19pt" style:font-name-complex="Arial2" style:font-size-complex="19pt" style:font-weight-complex="bold"/>
    </style:style>
    <style:style style:name="T2" style:family="text">
      <style:text-properties fo:color="#000000" style:font-name="Arial2" fo:font-size="14pt" fo:font-weight="bold" style:font-size-asian="14pt" style:font-name-complex="Arial2" style:font-size-complex="14pt" style:font-weight-complex="bold"/>
    </style:style>
    <style:style style:name="T3" style:family="text">
      <style:text-properties fo:color="#000000" style:font-name="Merriweather1" fo:font-size="16pt" fo:font-weight="bold" style:font-size-asian="16pt" style:font-name-complex="Merriweather1" style:font-size-complex="16pt" style:font-weight-complex="bold"/>
    </style:style>
    <style:style style:name="T4" style:family="text">
      <style:text-properties fo:color="#000000" style:font-name="Arial2" fo:font-size="12pt" fo:font-weight="bold" style:font-size-asian="12pt" style:font-name-complex="Arial2" style:font-size-complex="12pt" style:font-weight-complex="bold"/>
    </style:style>
    <style:style style:name="T5" style:family="text">
      <style:text-properties fo:color="#000000" style:font-name="Arial2" fo:font-size="17pt" fo:font-weight="bold" style:font-size-asian="17pt" style:font-name-complex="Arial2" style:font-size-complex="17pt" style:font-weight-complex="bold"/>
    </style:style>
    <style:style style:name="T6" style:family="text">
      <style:text-properties fo:color="#000000" style:font-name="Arial2" fo:font-size="11pt" style:font-size-asian="11pt" style:font-name-complex="Arial2" style:font-size-complex="11pt"/>
    </style:style>
    <style:style style:name="T7" style:family="text">
      <style:text-properties fo:color="#000000" style:font-name="Arial2" fo:font-size="12pt" style:font-size-asian="12pt" style:font-name-complex="Arial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4.573cm" svg:height="0.746cm" svg:x="3.771cm" svg:y="6.108cm">
          <draw:text-box>
            <text:p text:style-name="P2"><text:span text:style-name="T1">Отчет о тестировании страницы <text:s/>web-сайта</text:span></text:p>
          </draw:text-box>
        </draw:frame>
        <draw:frame draw:style-name="gr2" draw:text-style-name="P3" draw:layer="layout" svg:width="5.302cm" svg:height="0.746cm" svg:x="6.49cm" svg:y="6.994cm">
          <draw:text-box>
            <text:p text:style-name="P2"><text:span text:style-name="T1">“</text:span><text:span text:style-name="T1">***” версия 1.0.</text:span></text:p>
          </draw:text-box>
        </draw:frame>
        <draw:frame draw:style-name="gr3" draw:text-style-name="P4" draw:layer="layout" svg:width="14.912cm" svg:height="0.556cm" svg:x="3.637cm" svg:y="23.549cm">
          <draw:text-box>
            <text:p text:style-name="P2"><text:span text:style-name="T2">Автор: <text:s text:c="57"/>Лобанова Анастасия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3.596cm" svg:height="0.763cm" svg:x="8.023cm" svg:y="7.467cm">
          <draw:text-box>
            <text:p text:style-name="P2"><text:span text:style-name="T3">Содержание</text:span></text:p>
          </draw:text-box>
        </draw:frame>
        <draw:frame draw:style-name="gr5" draw:text-style-name="P6" draw:layer="layout" svg:width="13.032cm" svg:height="0.475cm" svg:x="4.069cm" svg:y="9.693cm">
          <draw:text-box>
            <text:p text:style-name="P2"><text:span text:style-name="T4">Команда тестировщиков <text:s text:c="63"/>3</text:span></text:p>
          </draw:text-box>
        </draw:frame>
        <draw:frame draw:style-name="gr5" draw:text-style-name="P6" draw:layer="layout" svg:width="13.007cm" svg:height="0.475cm" svg:x="4.069cm" svg:y="10.253cm">
          <draw:text-box>
            <text:p text:style-name="P2"><text:span text:style-name="T4">Описание процесса тестирования <text:s text:c="46"/>4</text:span></text:p>
          </draw:text-box>
        </draw:frame>
        <draw:frame draw:style-name="gr5" draw:text-style-name="P6" draw:layer="layout" svg:width="13.028cm" svg:height="0.475cm" svg:x="4.069cm" svg:y="10.813cm">
          <draw:text-box>
            <text:p text:style-name="P2"><text:span text:style-name="T4">Краткое описание <text:s text:c="75"/>5</text:span></text:p>
          </draw:text-box>
        </draw:frame>
        <draw:frame draw:style-name="gr5" draw:text-style-name="P6" draw:layer="layout" svg:width="13.045cm" svg:height="0.475cm" svg:x="4.069cm" svg:y="11.373cm">
          <draw:text-box>
            <text:p text:style-name="P2"><text:span text:style-name="T4">Расписание <text:s text:c="86"/>6</text:span></text:p>
          </draw:text-box>
        </draw:frame>
        <draw:frame draw:style-name="gr5" draw:text-style-name="P6" draw:layer="layout" svg:width="13.032cm" svg:height="0.475cm" svg:x="4.069cm" svg:y="11.933cm">
          <draw:text-box>
            <text:p text:style-name="P2"><text:span text:style-name="T4">Рекомендации <text:s text:c="81"/>7</text:span></text:p>
          </draw:text-box>
        </draw:frame>
        <draw:frame draw:style-name="gr5" draw:text-style-name="P6" draw:layer="layout" svg:width="12.952cm" svg:height="0.475cm" svg:x="4.069cm" svg:y="12.492cm">
          <draw:text-box>
            <text:p text:style-name="P2"><text:span text:style-name="T4">Статистика по ошибкам <text:s text:c="64"/>8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7.41cm" svg:height="0.674cm" svg:x="6.38cm" svg:y="9.091cm">
          <draw:text-box>
            <text:p text:style-name="P2"><text:span text:style-name="T5">Команда тестировщиков</text:span></text:p>
          </draw:text-box>
        </draw:frame>
        <draw:frame draw:style-name="gr5" draw:text-style-name="P6" draw:layer="layout" svg:width="2.927cm" svg:height="0.475cm" svg:x="2.725cm" svg:y="12.469cm">
          <draw:text-box>
            <text:p text:style-name="P2"><text:span text:style-name="T4">Фамилия Имя</text:span></text:p>
          </draw:text-box>
        </draw:frame>
        <draw:frame draw:style-name="gr5" draw:text-style-name="P6" draw:layer="layout" svg:width="2.347cm" svg:height="0.475cm" svg:x="8.017cm" svg:y="12.469cm">
          <draw:text-box>
            <text:p text:style-name="P2"><text:span text:style-name="T4">Должность</text:span></text:p>
          </draw:text-box>
        </draw:frame>
        <draw:frame draw:style-name="gr5" draw:text-style-name="P6" draw:layer="layout" svg:width="3.465cm" svg:height="0.475cm" svg:x="13.309cm" svg:y="12.469cm">
          <draw:text-box>
            <text:p text:style-name="P2"><text:span text:style-name="T4">Роль на проекте</text:span></text:p>
          </draw:text-box>
        </draw:frame>
        <draw:frame draw:style-name="gr7" draw:text-style-name="P8" draw:layer="layout" svg:width="3.778cm" svg:height="0.433cm" svg:x="2.725cm" svg:y="13.352cm">
          <draw:text-box>
            <text:p text:style-name="P2"><text:span text:style-name="T6">Лобанова Анастасия</text:span></text:p>
          </draw:text-box>
        </draw:frame>
        <draw:frame draw:style-name="gr7" draw:text-style-name="P8" draw:layer="layout" svg:width="2.39cm" svg:height="0.433cm" svg:x="8.017cm" svg:y="13.352cm">
          <draw:text-box>
            <text:p text:style-name="P2"><text:span text:style-name="T6">Тестировщик</text:span></text:p>
          </draw:text-box>
        </draw:frame>
        <draw:frame draw:style-name="gr7" draw:text-style-name="P8" draw:layer="layout" svg:width="4.062cm" svg:height="0.433cm" svg:x="13.309cm" svg:y="13.352cm">
          <draw:text-box>
            <text:p text:style-name="P2"><text:span text:style-name="T6">Разработка чек-листа,</text:span></text:p>
          </draw:text-box>
        </draw:frame>
        <draw:frame draw:style-name="gr7" draw:text-style-name="P8" draw:layer="layout" svg:width="2.597cm" svg:height="0.433cm" svg:x="13.309cm" svg:y="13.798cm">
          <draw:text-box>
            <text:p text:style-name="P2"><text:span text:style-name="T6">тестирование,</text:span></text:p>
          </draw:text-box>
        </draw:frame>
        <draw:line draw:style-name="gr8" draw:text-style-name="P9" draw:layer="layout" svg:x1="2.557cm" svg:y1="12.241cm" svg:x2="2.557cm" svg:y2="14.887cm">
          <text:p/>
        </draw:line>
        <draw:line draw:style-name="gr8" draw:text-style-name="P9" draw:layer="layout" svg:x1="7.849cm" svg:y1="12.241cm" svg:x2="7.849cm" svg:y2="14.887cm">
          <text:p/>
        </draw:line>
        <draw:line draw:style-name="gr8" draw:text-style-name="P9" draw:layer="layout" svg:x1="13.14cm" svg:y1="12.241cm" svg:x2="13.14cm" svg:y2="14.887cm">
          <text:p/>
        </draw:line>
        <draw:line draw:style-name="gr8" draw:text-style-name="P9" draw:layer="layout" svg:x1="18.432cm" svg:y1="12.241cm" svg:x2="18.432cm" svg:y2="14.887cm">
          <text:p/>
        </draw:line>
        <draw:line draw:style-name="gr8" draw:text-style-name="P9" draw:layer="layout" svg:x1="2.54cm" svg:y1="12.259cm" svg:x2="18.415cm" svg:y2="12.259cm">
          <text:p/>
        </draw:line>
        <draw:line draw:style-name="gr8" draw:text-style-name="P9" draw:layer="layout" svg:x1="2.54cm" svg:y1="13.14cm" svg:x2="18.415cm" svg:y2="13.14cm">
          <text:p/>
        </draw:line>
        <draw:line draw:style-name="gr8" draw:text-style-name="P9" draw:layer="layout" svg:x1="2.54cm" svg:y1="14.869cm" svg:x2="18.415cm" svg:y2="14.869cm">
          <text:p/>
        </draw:line>
        <draw:frame draw:style-name="gr7" draw:text-style-name="P8" draw:layer="layout" svg:width="4.942cm" svg:height="0.433cm" svg:x="13.309cm" svg:y="14.244cm">
          <draw:text-box>
            <text:p text:style-name="P2"><text:span text:style-name="T6">оформление баг-репортов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10.226cm" svg:height="0.674cm" svg:x="5.538cm" svg:y="8.904cm">
          <draw:text-box>
            <text:p text:style-name="P2"><text:span text:style-name="T5">Описание процесса тестирования</text:span></text:p>
          </draw:text-box>
        </draw:frame>
        <draw:frame draw:style-name="gr5" draw:text-style-name="P6" draw:layer="layout" svg:width="13.278cm" svg:height="0.475cm" svg:x="2.707cm" svg:y="11.443cm">
          <draw:text-box>
            <text:p text:style-name="P2"><text:span text:style-name="T7">Страница была протестирована в браузере Google Chrome версия</text:span></text:p>
          </draw:text-box>
        </draw:frame>
        <draw:frame draw:style-name="gr7" draw:text-style-name="P8" draw:layer="layout" svg:width="1.949cm" svg:height="0.433cm" svg:x="16.028cm" svg:y="11.475cm">
          <draw:text-box>
            <text:p text:style-name="P2"><text:span text:style-name="T6">102.0.5005</text:span></text:p>
          </draw:text-box>
        </draw:frame>
        <draw:frame draw:style-name="gr5" draw:text-style-name="P6" draw:layer="layout" svg:width="3.774cm" svg:height="0.475cm" svg:x="2.54cm" svg:y="12.071cm">
          <draw:text-box>
            <text:p text:style-name="P2"><text:span text:style-name="T7">на OC Windows 10.</text:span></text:p>
          </draw:text-box>
        </draw:frame>
        <draw:frame draw:style-name="gr5" draw:text-style-name="P6" draw:layer="layout" svg:width="11.165cm" svg:height="0.475cm" svg:x="2.54cm" svg:y="12.631cm">
          <draw:text-box>
            <text:p text:style-name="P2"><text:span text:style-name="T7">Тестирование осуществлялось методом черного ящика:</text:span></text:p>
          </draw:text-box>
        </draw:frame>
        <draw:frame draw:style-name="gr5" draw:text-style-name="P6" draw:layer="layout" svg:width="15.407cm" svg:height="0.475cm" svg:x="2.54cm" svg:y="13.19cm">
          <draw:text-box>
            <text:p text:style-name="P2"><text:span text:style-name="T7">Функциональные и нефункциональные тесты выполнены согласно документу</text:span></text:p>
          </draw:text-box>
        </draw:frame>
        <draw:frame draw:style-name="gr5" draw:text-style-name="P6" draw:layer="layout" svg:width="8.816cm" svg:height="0.475cm" svg:x="2.54cm" svg:y="13.75cm">
          <draw:text-box>
            <text:p text:style-name="P2"><text:span text:style-name="T7">“</text:span><text:span text:style-name="T7">Чек-лист страницы “Страхование ипотеки””.</text:span></text:p>
          </draw:text-box>
        </draw:frame>
        <draw:frame draw:style-name="gr5" draw:text-style-name="P6" draw:layer="layout" svg:width="15.979cm" svg:height="0.475cm" svg:x="2.54cm" svg:y="14.31cm">
          <draw:text-box>
            <text:p text:style-name="P2"><text:span text:style-name="T7">Тесты удобства использования выполнены на основе пользовательского опыта.</text:span></text:p>
          </draw:text-box>
        </draw:frame>
        <draw:frame draw:style-name="gr5" draw:text-style-name="P6" draw:layer="layout" svg:width="8.71cm" svg:height="0.475cm" svg:x="2.54cm" svg:y="14.87cm">
          <draw:text-box>
            <text:p text:style-name="P2"><text:span text:style-name="T7">Другие виды тестирования не проводились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5.374cm" svg:height="0.674cm" svg:x="7.869cm" svg:y="7.038cm">
          <draw:text-box>
            <text:p text:style-name="P2"><text:span text:style-name="T5">Краткое описание</text:span></text:p>
          </draw:text-box>
        </draw:frame>
        <draw:frame draw:style-name="gr5" draw:text-style-name="P6" draw:layer="layout" svg:width="15.301cm" svg:height="0.475cm" svg:x="2.755cm" svg:y="8.619cm">
          <draw:text-box>
            <text:p text:style-name="P2"><text:span text:style-name="T7">Билд 1.0 подсчета страхования ипотеки</text:span><text:span text:style-name="T4"> не прошел</text:span><text:span text:style-name="T7"> успешное тестирование.</text:span></text:p>
          </draw:text-box>
        </draw:frame>
        <draw:frame draw:style-name="gr5" draw:text-style-name="P6" draw:layer="layout" svg:width="8.939cm" svg:height="0.475cm" svg:x="2.54cm" svg:y="9.178cm">
          <draw:text-box>
            <text:p text:style-name="P2"><text:span text:style-name="T7">Часть функциональности неработоспособна.</text:span></text:p>
          </draw:text-box>
        </draw:frame>
        <draw:frame draw:style-name="gr5" draw:text-style-name="P6" draw:layer="layout" svg:width="14.81cm" svg:height="0.475cm" svg:x="2.54cm" svg:y="9.738cm">
          <draw:text-box>
            <text:p text:style-name="P2"><text:span text:style-name="T7">Существующие проблемы в приложении имеют 2 критических и 2 средних</text:span></text:p>
          </draw:text-box>
        </draw:frame>
        <draw:frame draw:style-name="gr5" draw:text-style-name="P6" draw:layer="layout" svg:width="1.598cm" svg:height="0.475cm" svg:x="2.54cm" svg:y="10.298cm">
          <draw:text-box>
            <text:p text:style-name="P2"><text:span text:style-name="T7">ошибки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3.74cm" svg:height="0.674cm" svg:x="8.466cm" svg:y="4.659cm">
          <draw:text-box>
            <text:p text:style-name="P2"><text:span text:style-name="T5">Расписание:</text:span></text:p>
          </draw:text-box>
        </draw:frame>
        <draw:frame draw:style-name="gr7" draw:text-style-name="P8" draw:layer="layout" svg:width="2.487cm" svg:height="0.433cm" svg:x="2.725cm" svg:y="7.756cm">
          <draw:text-box>
            <text:p text:style-name="P2"><text:span text:style-name="T6">Выполненная</text:span></text:p>
          </draw:text-box>
        </draw:frame>
        <draw:frame draw:style-name="gr7" draw:text-style-name="P8" draw:layer="layout" svg:width="1.268cm" svg:height="0.433cm" svg:x="2.725cm" svg:y="8.202cm">
          <draw:text-box>
            <text:p text:style-name="P2"><text:span text:style-name="T6">работа</text:span></text:p>
          </draw:text-box>
        </draw:frame>
        <draw:frame draw:style-name="gr7" draw:text-style-name="P8" draw:layer="layout" svg:width="1.17cm" svg:height="0.433cm" svg:x="5.9cm" svg:y="7.756cm">
          <draw:text-box>
            <text:p text:style-name="P2"><text:span text:style-name="T6">Время</text:span></text:p>
          </draw:text-box>
        </draw:frame>
        <draw:frame draw:style-name="gr7" draw:text-style-name="P8" draw:layer="layout" svg:width="2.28cm" svg:height="0.433cm" svg:x="9.075cm" svg:y="7.756cm">
          <draw:text-box>
            <text:p text:style-name="P2"><text:span text:style-name="T6">Дата начала</text:span></text:p>
          </draw:text-box>
        </draw:frame>
        <draw:frame draw:style-name="gr7" draw:text-style-name="P8" draw:layer="layout" svg:width="0.874cm" svg:height="0.433cm" svg:x="12.25cm" svg:y="7.756cm">
          <draw:text-box>
            <text:p text:style-name="P2"><text:span text:style-name="T6">Дата</text:span></text:p>
          </draw:text-box>
        </draw:frame>
        <draw:frame draw:style-name="gr7" draw:text-style-name="P8" draw:layer="layout" svg:width="1.882cm" svg:height="0.433cm" svg:x="12.25cm" svg:y="8.202cm">
          <draw:text-box>
            <text:p text:style-name="P2"><text:span text:style-name="T6">окончания</text:span></text:p>
          </draw:text-box>
        </draw:frame>
        <draw:frame draw:style-name="gr7" draw:text-style-name="P8" draw:layer="layout" svg:width="2.809cm" svg:height="0.433cm" svg:x="15.425cm" svg:y="7.756cm">
          <draw:text-box>
            <text:p text:style-name="P2"><text:span text:style-name="T6">Ответственный</text:span></text:p>
          </draw:text-box>
        </draw:frame>
        <draw:frame draw:style-name="gr7" draw:text-style-name="P8" draw:layer="layout" svg:width="2.728cm" svg:height="0.433cm" svg:x="15.425cm" svg:y="8.202cm">
          <draw:text-box>
            <text:p text:style-name="P2"><text:span text:style-name="T6">за выполнение</text:span></text:p>
          </draw:text-box>
        </draw:frame>
        <draw:frame draw:style-name="gr7" draw:text-style-name="P8" draw:layer="layout" svg:width="2.385cm" svg:height="0.433cm" svg:x="2.725cm" svg:y="9.045cm">
          <draw:text-box>
            <text:p text:style-name="P2"><text:span text:style-name="T6">Составление</text:span></text:p>
          </draw:text-box>
        </draw:frame>
        <draw:frame draw:style-name="gr7" draw:text-style-name="P8" draw:layer="layout" svg:width="1.755cm" svg:height="0.433cm" svg:x="2.725cm" svg:y="9.492cm">
          <draw:text-box>
            <text:p text:style-name="P2"><text:span text:style-name="T6">чек-листа</text:span></text:p>
          </draw:text-box>
        </draw:frame>
        <draw:frame draw:style-name="gr7" draw:text-style-name="P8" draw:layer="layout" svg:width="1.158cm" svg:height="0.433cm" svg:x="5.9cm" svg:y="9.045cm">
          <draw:text-box>
            <text:p text:style-name="P2"><text:span text:style-name="T6">2 часа</text:span></text:p>
          </draw:text-box>
        </draw:frame>
        <draw:frame draw:style-name="gr7" draw:text-style-name="P8" draw:layer="layout" svg:width="1.949cm" svg:height="0.433cm" svg:x="9.075cm" svg:y="9.045cm">
          <draw:text-box>
            <text:p text:style-name="P2"><text:span text:style-name="T6">27.06.2022</text:span></text:p>
          </draw:text-box>
        </draw:frame>
        <draw:frame draw:style-name="gr7" draw:text-style-name="P8" draw:layer="layout" svg:width="1.949cm" svg:height="0.433cm" svg:x="12.25cm" svg:y="9.045cm">
          <draw:text-box>
            <text:p text:style-name="P2"><text:span text:style-name="T6">28.06.2022</text:span></text:p>
          </draw:text-box>
        </draw:frame>
        <draw:frame draw:style-name="gr7" draw:text-style-name="P8" draw:layer="layout" svg:width="2.246cm" svg:height="0.433cm" svg:x="15.425cm" svg:y="9.045cm">
          <draw:text-box>
            <text:p text:style-name="P2"><text:span text:style-name="T6">Лобанова А.</text:span></text:p>
          </draw:text-box>
        </draw:frame>
        <draw:frame draw:style-name="gr7" draw:text-style-name="P8" draw:layer="layout" svg:width="2.546cm" svg:height="0.433cm" svg:x="2.725cm" svg:y="10.335cm">
          <draw:text-box>
            <text:p text:style-name="P2"><text:span text:style-name="T6">Тестирование</text:span></text:p>
          </draw:text-box>
        </draw:frame>
        <draw:frame draw:style-name="gr7" draw:text-style-name="P8" draw:layer="layout" svg:width="1.742cm" svg:height="0.433cm" svg:x="2.725cm" svg:y="10.781cm">
          <draw:text-box>
            <text:p text:style-name="P2"><text:span text:style-name="T6">страницы</text:span></text:p>
          </draw:text-box>
        </draw:frame>
        <draw:frame draw:style-name="gr7" draw:text-style-name="P8" draw:layer="layout" svg:width="2.771cm" svg:height="0.433cm" svg:x="2.725cm" svg:y="11.227cm">
          <draw:text-box>
            <text:p text:style-name="P2"><text:span text:style-name="T6">(функциональн</text:span></text:p>
          </draw:text-box>
        </draw:frame>
        <draw:frame draw:style-name="gr7" draw:text-style-name="P8" draw:layer="layout" svg:width="2.749cm" svg:height="0.433cm" svg:x="2.725cm" svg:y="11.673cm">
          <draw:text-box>
            <text:p text:style-name="P2"><text:span text:style-name="T6">ое/нефункцион</text:span></text:p>
          </draw:text-box>
        </draw:frame>
        <draw:frame draw:style-name="gr7" draw:text-style-name="P8" draw:layer="layout" svg:width="1.429cm" svg:height="0.433cm" svg:x="2.725cm" svg:y="12.12cm">
          <draw:text-box>
            <text:p text:style-name="P2"><text:span text:style-name="T6">альное)</text:span></text:p>
          </draw:text-box>
        </draw:frame>
        <draw:frame draw:style-name="gr7" draw:text-style-name="P8" draw:layer="layout" svg:width="1.484cm" svg:height="0.433cm" svg:x="5.9cm" svg:y="10.335cm">
          <draw:text-box>
            <text:p text:style-name="P2"><text:span text:style-name="T6">1,5 часа</text:span></text:p>
          </draw:text-box>
        </draw:frame>
        <draw:frame draw:style-name="gr7" draw:text-style-name="P8" draw:layer="layout" svg:width="1.949cm" svg:height="0.433cm" svg:x="9.075cm" svg:y="10.335cm">
          <draw:text-box>
            <text:p text:style-name="P2"><text:span text:style-name="T6">28.06.2022</text:span></text:p>
          </draw:text-box>
        </draw:frame>
        <draw:frame draw:style-name="gr7" draw:text-style-name="P8" draw:layer="layout" svg:width="1.949cm" svg:height="0.433cm" svg:x="12.25cm" svg:y="10.335cm">
          <draw:text-box>
            <text:p text:style-name="P2"><text:span text:style-name="T6">28.06.2022</text:span></text:p>
          </draw:text-box>
        </draw:frame>
        <draw:frame draw:style-name="gr7" draw:text-style-name="P8" draw:layer="layout" svg:width="2.246cm" svg:height="0.433cm" svg:x="15.425cm" svg:y="10.335cm">
          <draw:text-box>
            <text:p text:style-name="P2"><text:span text:style-name="T6">Лобанова А.</text:span></text:p>
          </draw:text-box>
        </draw:frame>
        <draw:frame draw:style-name="gr7" draw:text-style-name="P8" draw:layer="layout" svg:width="2.419cm" svg:height="0.433cm" svg:x="2.725cm" svg:y="12.963cm">
          <draw:text-box>
            <text:p text:style-name="P2"><text:span text:style-name="T6">Оформление</text:span></text:p>
          </draw:text-box>
        </draw:frame>
        <draw:frame draw:style-name="gr7" draw:text-style-name="P8" draw:layer="layout" svg:width="2.504cm" svg:height="0.433cm" svg:x="2.725cm" svg:y="13.409cm">
          <draw:text-box>
            <text:p text:style-name="P2"><text:span text:style-name="T6">баг-репортов,</text:span></text:p>
          </draw:text-box>
        </draw:frame>
        <draw:frame draw:style-name="gr7" draw:text-style-name="P8" draw:layer="layout" svg:width="2.398cm" svg:height="0.433cm" svg:x="2.725cm" svg:y="13.855cm">
          <draw:text-box>
            <text:p text:style-name="P2"><text:span text:style-name="T6">определение</text:span></text:p>
          </draw:text-box>
        </draw:frame>
        <draw:frame draw:style-name="gr7" draw:text-style-name="P8" draw:layer="layout" svg:width="2.22cm" svg:height="0.433cm" svg:x="2.725cm" svg:y="14.301cm">
          <draw:text-box>
            <text:p text:style-name="P2"><text:span text:style-name="T6">критичности</text:span></text:p>
          </draw:text-box>
        </draw:frame>
        <draw:frame draw:style-name="gr7" draw:text-style-name="P8" draw:layer="layout" svg:width="1.12cm" svg:height="0.433cm" svg:x="2.725cm" svg:y="14.748cm">
          <draw:text-box>
            <text:p text:style-name="P2"><text:span text:style-name="T6">багов.</text:span></text:p>
          </draw:text-box>
        </draw:frame>
        <draw:frame draw:style-name="gr7" draw:text-style-name="P8" draw:layer="layout" svg:width="0.942cm" svg:height="0.433cm" svg:x="5.9cm" svg:y="12.963cm">
          <draw:text-box>
            <text:p text:style-name="P2"><text:span text:style-name="T6">1 час</text:span></text:p>
          </draw:text-box>
        </draw:frame>
        <draw:frame draw:style-name="gr7" draw:text-style-name="P8" draw:layer="layout" svg:width="1.949cm" svg:height="0.433cm" svg:x="9.075cm" svg:y="12.963cm">
          <draw:text-box>
            <text:p text:style-name="P2"><text:span text:style-name="T6">28.06.2022</text:span></text:p>
          </draw:text-box>
        </draw:frame>
        <draw:frame draw:style-name="gr7" draw:text-style-name="P8" draw:layer="layout" svg:width="1.949cm" svg:height="0.433cm" svg:x="12.25cm" svg:y="12.963cm">
          <draw:text-box>
            <text:p text:style-name="P2"><text:span text:style-name="T6">28.06.2022</text:span></text:p>
          </draw:text-box>
        </draw:frame>
        <draw:line draw:style-name="gr8" draw:text-style-name="P9" draw:layer="layout" svg:x1="2.557cm" svg:y1="7.514cm" svg:x2="2.557cm" svg:y2="15.381cm">
          <text:p/>
        </draw:line>
        <draw:line draw:style-name="gr8" draw:text-style-name="P9" draw:layer="layout" svg:x1="5.732cm" svg:y1="7.514cm" svg:x2="5.732cm" svg:y2="15.381cm">
          <text:p/>
        </draw:line>
        <draw:line draw:style-name="gr8" draw:text-style-name="P9" draw:layer="layout" svg:x1="8.907cm" svg:y1="7.514cm" svg:x2="8.907cm" svg:y2="15.381cm">
          <text:p/>
        </draw:line>
        <draw:line draw:style-name="gr8" draw:text-style-name="P9" draw:layer="layout" svg:x1="12.082cm" svg:y1="7.514cm" svg:x2="12.082cm" svg:y2="15.381cm">
          <text:p/>
        </draw:line>
        <draw:line draw:style-name="gr8" draw:text-style-name="P9" draw:layer="layout" svg:x1="15.257cm" svg:y1="7.514cm" svg:x2="15.257cm" svg:y2="15.381cm">
          <text:p/>
        </draw:line>
        <draw:line draw:style-name="gr8" draw:text-style-name="P9" draw:layer="layout" svg:x1="18.432cm" svg:y1="7.514cm" svg:x2="18.432cm" svg:y2="15.381cm">
          <text:p/>
        </draw:line>
        <draw:line draw:style-name="gr8" draw:text-style-name="P9" draw:layer="layout" svg:x1="2.54cm" svg:y1="7.531cm" svg:x2="18.415cm" svg:y2="7.531cm">
          <text:p/>
        </draw:line>
        <draw:line draw:style-name="gr8" draw:text-style-name="P9" draw:layer="layout" svg:x1="2.54cm" svg:y1="8.837cm" svg:x2="18.415cm" svg:y2="8.837cm">
          <text:p/>
        </draw:line>
        <draw:line draw:style-name="gr8" draw:text-style-name="P9" draw:layer="layout" svg:x1="2.54cm" svg:y1="10.107cm" svg:x2="18.415cm" svg:y2="10.107cm">
          <text:p/>
        </draw:line>
        <draw:line draw:style-name="gr8" draw:text-style-name="P9" draw:layer="layout" svg:x1="2.54cm" svg:y1="12.752cm" svg:x2="18.415cm" svg:y2="12.752cm">
          <text:p/>
        </draw:line>
        <draw:line draw:style-name="gr8" draw:text-style-name="P9" draw:layer="layout" svg:x1="2.54cm" svg:y1="15.363cm" svg:x2="18.415cm" svg:y2="15.363cm">
          <text:p/>
        </draw:line>
        <draw:frame draw:style-name="gr7" draw:text-style-name="P8" draw:layer="layout" svg:width="2.246cm" svg:height="0.433cm" svg:x="15.425cm" svg:y="12.963cm">
          <draw:text-box>
            <text:p text:style-name="P2"><text:span text:style-name="T6">Лобанова А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4.371cm" svg:height="0.674cm" svg:x="8.369cm" svg:y="6.525cm">
          <draw:text-box>
            <text:p text:style-name="P2"><text:span text:style-name="T5">Рекомендации</text:span></text:p>
          </draw:text-box>
        </draw:frame>
        <draw:frame draw:style-name="gr5" draw:text-style-name="P6" draw:layer="layout" svg:width="14.658cm" svg:height="0.475cm" svg:x="2.54cm" svg:y="8.105cm">
          <draw:text-box>
            <text:p text:style-name="P2"><text:span text:style-name="T7">Билд 1.0 к выводу в промышленную эксплуатацию</text:span><text:span text:style-name="T4"> не готов.</text:span><text:span text:style-name="T7"> Необходимо</text:span></text:p>
          </draw:text-box>
        </draw:frame>
        <draw:frame draw:style-name="gr5" draw:text-style-name="P6" draw:layer="layout" svg:width="15.179cm" svg:height="0.475cm" svg:x="2.54cm" svg:y="8.665cm">
          <draw:text-box>
            <text:p text:style-name="P2"><text:span text:style-name="T7">исправить критические баги и стоит обратить внимание на дизайн страницы</text:span></text:p>
          </draw:text-box>
        </draw:frame>
        <draw:frame draw:style-name="gr5" draw:text-style-name="P6" draw:layer="layout" svg:width="14.37cm" svg:height="0.475cm" svg:x="2.54cm" svg:y="9.225cm">
          <draw:text-box>
            <text:p text:style-name="P2"><text:span text:style-name="T7">(слишком большие отступы, информация сжата на середине страницы).</text:span></text:p>
          </draw:text-box>
        </draw:frame>
        <draw:frame draw:style-name="gr5" draw:text-style-name="P6" draw:layer="layout" svg:width="14.061cm" svg:height="0.475cm" svg:x="2.54cm" svg:y="9.785cm">
          <draw:text-box>
            <text:p text:style-name="P2"><text:span text:style-name="T7">При ознакомлении со страницей возникает ряд вопросов и замечаний:</text:span></text:p>
          </draw:text-box>
        </draw:frame>
        <draw:frame draw:style-name="gr5" draw:text-style-name="P6" draw:layer="layout" svg:width="0.422cm" svg:height="0.475cm" svg:x="3.175cm" svg:y="10.345cm">
          <draw:text-box>
            <text:p text:style-name="P2"><text:span text:style-name="T7">1.</text:span></text:p>
          </draw:text-box>
        </draw:frame>
        <draw:frame draw:style-name="gr5" draw:text-style-name="P6" draw:layer="layout" svg:width="12.533cm" svg:height="0.475cm" svg:x="3.81cm" svg:y="10.345cm">
          <draw:text-box>
            <text:p text:style-name="P2"><text:span text:style-name="T7">Цена страховки от *** Банк выделена отчетливее, чем у других</text:span></text:p>
          </draw:text-box>
        </draw:frame>
        <draw:frame draw:style-name="gr5" draw:text-style-name="P6" draw:layer="layout" svg:width="12.808cm" svg:height="0.475cm" svg:x="3.81cm" svg:y="10.904cm">
          <draw:text-box>
            <text:p text:style-name="P2"><text:span text:style-name="T7">банков, но при этом остается видно, что она самая высокая. Как</text:span></text:p>
          </draw:text-box>
        </draw:frame>
        <draw:frame draw:style-name="gr5" draw:text-style-name="P6" draw:layer="layout" svg:width="11.872cm" svg:height="0.475cm" svg:x="3.81cm" svg:y="11.464cm">
          <draw:text-box>
            <text:p text:style-name="P2"><text:span text:style-name="T7">пользователь, я однозначно, видя варианты дешевле, этим</text:span></text:p>
          </draw:text-box>
        </draw:frame>
        <draw:frame draw:style-name="gr5" draw:text-style-name="P6" draw:layer="layout" svg:width="7.855cm" svg:height="0.475cm" svg:x="3.81cm" svg:y="12.024cm">
          <draw:text-box>
            <text:p text:style-name="P2"><text:span text:style-name="T7">предложением не воспользовалась бы.</text:span></text:p>
          </draw:text-box>
        </draw:frame>
        <draw:frame draw:style-name="gr5" draw:text-style-name="P6" draw:layer="layout" svg:width="0.422cm" svg:height="0.475cm" svg:x="3.175cm" svg:y="12.584cm">
          <draw:text-box>
            <text:p text:style-name="P2"><text:span text:style-name="T7">2.</text:span></text:p>
          </draw:text-box>
        </draw:frame>
        <draw:frame draw:style-name="gr5" draw:text-style-name="P6" draw:layer="layout" svg:width="13.688cm" svg:height="0.475cm" svg:x="3.81cm" svg:y="12.584cm">
          <draw:text-box>
            <text:p text:style-name="P2"><text:span text:style-name="T7">Название*** Банка на изображении справа прописано на английском</text:span></text:p>
          </draw:text-box>
        </draw:frame>
        <draw:frame draw:style-name="gr5" draw:text-style-name="P6" draw:layer="layout" svg:width="13.985cm" svg:height="0.475cm" svg:x="3.81cm" svg:y="13.144cm">
          <draw:text-box>
            <text:p text:style-name="P2"><text:span text:style-name="T7">языке, но в выпадающем списке банков оно же прописано на русском.</text:span></text:p>
          </draw:text-box>
        </draw:frame>
        <draw:frame draw:style-name="gr5" draw:text-style-name="P6" draw:layer="layout" svg:width="0.422cm" svg:height="0.475cm" svg:x="3.175cm" svg:y="13.704cm">
          <draw:text-box>
            <text:p text:style-name="P2"><text:span text:style-name="T7">3.</text:span></text:p>
          </draw:text-box>
        </draw:frame>
        <draw:frame draw:style-name="gr5" draw:text-style-name="P6" draw:layer="layout" svg:width="12.626cm" svg:height="0.475cm" svg:x="3.81cm" svg:y="13.704cm">
          <draw:text-box>
            <text:p text:style-name="P2"><text:span text:style-name="T7">Плейсхолдер поля “Дата рождения” единственный прописан на</text:span></text:p>
          </draw:text-box>
        </draw:frame>
        <draw:frame draw:style-name="gr5" draw:text-style-name="P6" draw:layer="layout" svg:width="12.186cm" svg:height="0.475cm" svg:x="3.81cm" svg:y="14.263cm">
          <draw:text-box>
            <text:p text:style-name="P2"><text:span text:style-name="T7">английском языке. Для удобства можно заменить на русский.</text:span></text:p>
          </draw:text-box>
        </draw:frame>
        <draw:frame draw:style-name="gr5" draw:text-style-name="P6" draw:layer="layout" svg:width="0.422cm" svg:height="0.475cm" svg:x="3.175cm" svg:y="14.823cm">
          <draw:text-box>
            <text:p text:style-name="P2"><text:span text:style-name="T7">4.</text:span></text:p>
          </draw:text-box>
        </draw:frame>
        <draw:frame draw:style-name="gr5" draw:text-style-name="P6" draw:layer="layout" svg:width="12.346cm" svg:height="0.475cm" svg:x="3.81cm" svg:y="14.823cm">
          <draw:text-box>
            <text:p text:style-name="P2"><text:span text:style-name="T7">Иконка *** не кликабельна, хотя, исходя из пользовательского</text:span></text:p>
          </draw:text-box>
        </draw:frame>
        <draw:frame draw:style-name="gr5" draw:text-style-name="P6" draw:layer="layout" svg:width="13.024cm" svg:height="0.475cm" svg:x="3.81cm" svg:y="15.383cm">
          <draw:text-box>
            <text:p text:style-name="P2"><text:span text:style-name="T7">опыта и основ удобства использования, желательно чтобы была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6" draw:text-style-name="P7" draw:layer="layout" svg:width="7.118cm" svg:height="0.674cm" svg:x="6.537cm" svg:y="6.525cm">
          <draw:text-box>
            <text:p text:style-name="P2"><text:span text:style-name="T5">Статистика по ошибкам</text:span></text:p>
          </draw:text-box>
        </draw:frame>
        <draw:frame draw:style-name="gr7" draw:text-style-name="P8" draw:layer="layout" svg:width="1.158cm" svg:height="0.433cm" svg:x="2.725cm" svg:y="9.902cm">
          <draw:text-box>
            <text:p text:style-name="P2"><text:span text:style-name="T6">статус</text:span></text:p>
          </draw:text-box>
        </draw:frame>
        <draw:frame draw:style-name="gr7" draw:text-style-name="P8" draw:layer="layout" svg:width="1.831cm" svg:height="0.433cm" svg:x="4.974cm" svg:y="9.902cm">
          <draw:text-box>
            <text:p text:style-name="P2"><text:span text:style-name="T6">количеств</text:span></text:p>
          </draw:text-box>
        </draw:frame>
        <draw:frame draw:style-name="gr7" draw:text-style-name="P8" draw:layer="layout" svg:width="0.387cm" svg:height="0.433cm" svg:x="4.974cm" svg:y="10.348cm">
          <draw:text-box>
            <text:p text:style-name="P2"><text:span text:style-name="T6">о</text:span></text:p>
          </draw:text-box>
        </draw:frame>
        <draw:frame draw:style-name="gr7" draw:text-style-name="P8" draw:layer="layout" svg:width="2.208cm" svg:height="0.433cm" svg:x="7.223cm" svg:y="9.902cm">
          <draw:text-box>
            <text:p text:style-name="P2"><text:span text:style-name="T6">критичность</text:span></text:p>
          </draw:text-box>
        </draw:frame>
        <draw:frame draw:style-name="gr7" draw:text-style-name="P8" draw:layer="layout" svg:width="1.759cm" svg:height="0.433cm" svg:x="7.223cm" svg:y="10.745cm">
          <draw:text-box>
            <text:p text:style-name="P2"><text:span text:style-name="T6">блокирую</text:span></text:p>
          </draw:text-box>
        </draw:frame>
        <draw:frame draw:style-name="gr7" draw:text-style-name="P8" draw:layer="layout" svg:width="0.751cm" svg:height="0.433cm" svg:x="7.223cm" svg:y="11.191cm">
          <draw:text-box>
            <text:p text:style-name="P2"><text:span text:style-name="T6">щая</text:span></text:p>
          </draw:text-box>
        </draw:frame>
        <draw:frame draw:style-name="gr7" draw:text-style-name="P8" draw:layer="layout" svg:width="1.78cm" svg:height="0.433cm" svg:x="9.366cm" svg:y="10.745cm">
          <draw:text-box>
            <text:p text:style-name="P2"><text:span text:style-name="T6">критическ</text:span></text:p>
          </draw:text-box>
        </draw:frame>
        <draw:frame draw:style-name="gr7" draw:text-style-name="P8" draw:layer="layout" svg:width="0.43cm" svg:height="0.433cm" svg:x="9.366cm" svg:y="11.191cm">
          <draw:text-box>
            <text:p text:style-name="P2"><text:span text:style-name="T6">ая</text:span></text:p>
          </draw:text-box>
        </draw:frame>
        <draw:frame draw:style-name="gr7" draw:text-style-name="P8" draw:layer="layout" svg:width="1.856cm" svg:height="0.433cm" svg:x="11.721cm" svg:y="10.745cm">
          <draw:text-box>
            <text:p text:style-name="P2"><text:span text:style-name="T6">значитель</text:span></text:p>
          </draw:text-box>
        </draw:frame>
        <draw:frame draw:style-name="gr7" draw:text-style-name="P8" draw:layer="layout" svg:width="0.645cm" svg:height="0.433cm" svg:x="11.721cm" svg:y="11.191cm">
          <draw:text-box>
            <text:p text:style-name="P2"><text:span text:style-name="T6">ная</text:span></text:p>
          </draw:text-box>
        </draw:frame>
        <draw:frame draw:style-name="gr7" draw:text-style-name="P8" draw:layer="layout" svg:width="1.856cm" svg:height="0.433cm" svg:x="13.97cm" svg:y="10.745cm">
          <draw:text-box>
            <text:p text:style-name="P2"><text:span text:style-name="T6">незначите</text:span></text:p>
          </draw:text-box>
        </draw:frame>
        <draw:frame draw:style-name="gr7" draw:text-style-name="P8" draw:layer="layout" svg:width="1.077cm" svg:height="0.433cm" svg:x="13.97cm" svg:y="11.191cm">
          <draw:text-box>
            <text:p text:style-name="P2"><text:span text:style-name="T6">льная</text:span></text:p>
          </draw:text-box>
        </draw:frame>
        <draw:frame draw:style-name="gr7" draw:text-style-name="P8" draw:layer="layout" svg:width="1.683cm" svg:height="0.433cm" svg:x="16.219cm" svg:y="10.745cm">
          <draw:text-box>
            <text:p text:style-name="P2"><text:span text:style-name="T6">тривиаль</text:span></text:p>
          </draw:text-box>
        </draw:frame>
        <draw:frame draw:style-name="gr7" draw:text-style-name="P8" draw:layer="layout" svg:width="0.645cm" svg:height="0.433cm" svg:x="16.219cm" svg:y="11.191cm">
          <draw:text-box>
            <text:p text:style-name="P2"><text:span text:style-name="T6">ная</text:span></text:p>
          </draw:text-box>
        </draw:frame>
        <draw:frame draw:style-name="gr7" draw:text-style-name="P8" draw:layer="layout" svg:width="1.526cm" svg:height="0.433cm" svg:x="2.725cm" svg:y="12.034cm">
          <draw:text-box>
            <text:p text:style-name="P2"><text:span text:style-name="T6">найдено</text:span></text:p>
          </draw:text-box>
        </draw:frame>
        <draw:frame draw:style-name="gr7" draw:text-style-name="P8" draw:layer="layout" svg:width="0.387cm" svg:height="0.433cm" svg:x="4.974cm" svg:y="12.034cm">
          <draw:text-box>
            <text:p text:style-name="P2"><text:span text:style-name="T6">4</text:span></text:p>
          </draw:text-box>
        </draw:frame>
        <draw:frame draw:style-name="gr7" draw:text-style-name="P8" draw:layer="layout" svg:width="0.387cm" svg:height="0.433cm" svg:x="7.223cm" svg:y="12.034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9.366cm" svg:y="12.034cm">
          <draw:text-box>
            <text:p text:style-name="P2"><text:span text:style-name="T6">2</text:span></text:p>
          </draw:text-box>
        </draw:frame>
        <draw:frame draw:style-name="gr7" draw:text-style-name="P8" draw:layer="layout" svg:width="0.387cm" svg:height="0.433cm" svg:x="11.721cm" svg:y="12.034cm">
          <draw:text-box>
            <text:p text:style-name="P2"><text:span text:style-name="T6">2</text:span></text:p>
          </draw:text-box>
        </draw:frame>
        <draw:frame draw:style-name="gr7" draw:text-style-name="P8" draw:layer="layout" svg:width="0.387cm" svg:height="0.433cm" svg:x="13.97cm" svg:y="12.034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6.219cm" svg:y="12.034cm">
          <draw:text-box>
            <text:p text:style-name="P2"><text:span text:style-name="T6">0</text:span></text:p>
          </draw:text-box>
        </draw:frame>
        <draw:frame draw:style-name="gr7" draw:text-style-name="P8" draw:layer="layout" svg:width="1.708cm" svg:height="0.433cm" svg:x="2.725cm" svg:y="12.878cm">
          <draw:text-box>
            <text:p text:style-name="P2"><text:span text:style-name="T6">исправле</text:span></text:p>
          </draw:text-box>
        </draw:frame>
        <draw:frame draw:style-name="gr7" draw:text-style-name="P8" draw:layer="layout" svg:width="0.434cm" svg:height="0.433cm" svg:x="2.725cm" svg:y="13.324cm">
          <draw:text-box>
            <text:p text:style-name="P2"><text:span text:style-name="T6">но</text:span></text:p>
          </draw:text-box>
        </draw:frame>
        <draw:frame draw:style-name="gr7" draw:text-style-name="P8" draw:layer="layout" svg:width="0.387cm" svg:height="0.433cm" svg:x="4.974cm" svg:y="12.878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7.223cm" svg:y="12.878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9.366cm" svg:y="12.878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1.721cm" svg:y="12.878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3.97cm" svg:y="12.878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6.219cm" svg:y="12.878cm">
          <draw:text-box>
            <text:p text:style-name="P2"><text:span text:style-name="T6">0</text:span></text:p>
          </draw:text-box>
        </draw:frame>
        <draw:frame draw:style-name="gr7" draw:text-style-name="P8" draw:layer="layout" svg:width="1.717cm" svg:height="0.433cm" svg:x="2.725cm" svg:y="14.167cm">
          <draw:text-box>
            <text:p text:style-name="P2"><text:span text:style-name="T6">проверен</text:span></text:p>
          </draw:text-box>
        </draw:frame>
        <draw:frame draw:style-name="gr7" draw:text-style-name="P8" draw:layer="layout" svg:width="0.387cm" svg:height="0.433cm" svg:x="2.725cm" svg:y="14.613cm">
          <draw:text-box>
            <text:p text:style-name="P2"><text:span text:style-name="T6">о</text:span></text:p>
          </draw:text-box>
        </draw:frame>
        <draw:frame draw:style-name="gr7" draw:text-style-name="P8" draw:layer="layout" svg:width="0.387cm" svg:height="0.433cm" svg:x="4.974cm" svg:y="14.167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7.223cm" svg:y="14.167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9.366cm" svg:y="14.167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1.721cm" svg:y="14.167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3.97cm" svg:y="14.167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6.219cm" svg:y="14.167cm">
          <draw:text-box>
            <text:p text:style-name="P2"><text:span text:style-name="T6">0</text:span></text:p>
          </draw:text-box>
        </draw:frame>
        <draw:frame draw:style-name="gr7" draw:text-style-name="P8" draw:layer="layout" svg:width="1.873cm" svg:height="0.433cm" svg:x="2.725cm" svg:y="15.456cm">
          <draw:text-box>
            <text:p text:style-name="P2"><text:span text:style-name="T6">отклонено</text:span></text:p>
          </draw:text-box>
        </draw:frame>
        <draw:frame draw:style-name="gr7" draw:text-style-name="P8" draw:layer="layout" svg:width="0.387cm" svg:height="0.433cm" svg:x="4.974cm" svg:y="15.456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7.223cm" svg:y="15.456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9.366cm" svg:y="15.456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1.721cm" svg:y="15.456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3.97cm" svg:y="15.456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6.219cm" svg:y="15.456cm">
          <draw:text-box>
            <text:p text:style-name="P2"><text:span text:style-name="T6">0</text:span></text:p>
          </draw:text-box>
        </draw:frame>
        <draw:frame draw:style-name="gr7" draw:text-style-name="P8" draw:layer="layout" svg:width="1.454cm" svg:height="0.433cm" svg:x="2.725cm" svg:y="16.299cm">
          <draw:text-box>
            <text:p text:style-name="P2"><text:span text:style-name="T6">открыто</text:span></text:p>
          </draw:text-box>
        </draw:frame>
        <draw:frame draw:style-name="gr7" draw:text-style-name="P8" draw:layer="layout" svg:width="1.251cm" svg:height="0.433cm" svg:x="2.725cm" svg:y="16.746cm">
          <draw:text-box>
            <text:p text:style-name="P2"><text:span text:style-name="T6">заново</text:span></text:p>
          </draw:text-box>
        </draw:frame>
        <draw:frame draw:style-name="gr7" draw:text-style-name="P8" draw:layer="layout" svg:width="0.387cm" svg:height="0.433cm" svg:x="4.974cm" svg:y="16.299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7.223cm" svg:y="16.299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9.366cm" svg:y="16.299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1.721cm" svg:y="16.299cm">
          <draw:text-box>
            <text:p text:style-name="P2"><text:span text:style-name="T6">0</text:span></text:p>
          </draw:text-box>
        </draw:frame>
        <draw:frame draw:style-name="gr7" draw:text-style-name="P8" draw:layer="layout" svg:width="0.387cm" svg:height="0.433cm" svg:x="13.97cm" svg:y="16.299cm">
          <draw:text-box>
            <text:p text:style-name="P2"><text:span text:style-name="T6">0</text:span></text:p>
          </draw:text-box>
        </draw:frame>
        <draw:line draw:style-name="gr8" draw:text-style-name="P9" draw:layer="layout" svg:x1="2.557cm" svg:y1="9.666cm" svg:x2="2.557cm" svg:y2="17.391cm">
          <text:p/>
        </draw:line>
        <draw:line draw:style-name="gr8" draw:text-style-name="P9" draw:layer="layout" svg:x1="4.78cm" svg:y1="9.666cm" svg:x2="4.78cm" svg:y2="17.391cm">
          <text:p/>
        </draw:line>
        <draw:line draw:style-name="gr8" draw:text-style-name="P9" draw:layer="layout" svg:x1="7.037cm" svg:y1="9.666cm" svg:x2="7.037cm" svg:y2="17.391cm">
          <text:p/>
        </draw:line>
        <draw:line draw:style-name="gr8" draw:text-style-name="P9" draw:layer="layout" svg:x1="9.189cm" svg:y1="10.512cm" svg:x2="9.189cm" svg:y2="17.391cm">
          <text:p/>
        </draw:line>
        <draw:line draw:style-name="gr8" draw:text-style-name="P9" draw:layer="layout" svg:x1="11.553cm" svg:y1="10.512cm" svg:x2="11.553cm" svg:y2="17.391cm">
          <text:p/>
        </draw:line>
        <draw:line draw:style-name="gr8" draw:text-style-name="P9" draw:layer="layout" svg:x1="13.775cm" svg:y1="10.512cm" svg:x2="13.775cm" svg:y2="17.391cm">
          <text:p/>
        </draw:line>
        <draw:line draw:style-name="gr8" draw:text-style-name="P9" draw:layer="layout" svg:x1="16.033cm" svg:y1="10.512cm" svg:x2="16.033cm" svg:y2="17.391cm">
          <text:p/>
        </draw:line>
        <draw:line draw:style-name="gr8" draw:text-style-name="P9" draw:layer="layout" svg:x1="18.291cm" svg:y1="9.666cm" svg:x2="18.291cm" svg:y2="17.391cm">
          <text:p/>
        </draw:line>
        <draw:line draw:style-name="gr8" draw:text-style-name="P9" draw:layer="layout" svg:x1="2.54cm" svg:y1="9.683cm" svg:x2="18.309cm" svg:y2="9.683cm">
          <text:p/>
        </draw:line>
        <draw:line draw:style-name="gr8" draw:text-style-name="P9" draw:layer="layout" svg:x1="7.02cm" svg:y1="10.53cm" svg:x2="18.309cm" svg:y2="10.53cm">
          <text:p/>
        </draw:line>
        <draw:line draw:style-name="gr8" draw:text-style-name="P9" draw:layer="layout" svg:x1="2.54cm" svg:y1="11.8cm" svg:x2="18.309cm" svg:y2="11.8cm">
          <text:p/>
        </draw:line>
        <draw:line draw:style-name="gr8" draw:text-style-name="P9" draw:layer="layout" svg:x1="2.54cm" svg:y1="12.647cm" svg:x2="18.309cm" svg:y2="12.647cm">
          <text:p/>
        </draw:line>
        <draw:line draw:style-name="gr8" draw:text-style-name="P9" draw:layer="layout" svg:x1="2.54cm" svg:y1="13.952cm" svg:x2="18.309cm" svg:y2="13.952cm">
          <text:p/>
        </draw:line>
        <draw:line draw:style-name="gr8" draw:text-style-name="P9" draw:layer="layout" svg:x1="2.54cm" svg:y1="15.222cm" svg:x2="18.309cm" svg:y2="15.222cm">
          <text:p/>
        </draw:line>
        <draw:line draw:style-name="gr8" draw:text-style-name="P9" draw:layer="layout" svg:x1="2.54cm" svg:y1="16.069cm" svg:x2="18.309cm" svg:y2="16.069cm">
          <text:p/>
        </draw:line>
        <draw:line draw:style-name="gr8" draw:text-style-name="P9" draw:layer="layout" svg:x1="2.54cm" svg:y1="17.374cm" svg:x2="18.309cm" svg:y2="17.374cm">
          <text:p/>
        </draw:line>
        <draw:frame draw:style-name="gr7" draw:text-style-name="P8" draw:layer="layout" svg:width="0.387cm" svg:height="0.433cm" svg:x="16.219cm" svg:y="16.299cm">
          <draw:text-box>
            <text:p text:style-name="P2"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erriweather1" svg:font-family="Merriweather"/>
    <style:font-face style:name="Arial1" svg:font-family="Arial" style:font-pitch="variable"/>
    <style:font-face style:name="Merriweather" svg:font-family="Merriweathe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9-08T15:15:54.083000000</dc:date>
    <meta:editing-duration>PT1M53S</meta:editing-duration>
    <meta:editing-cycles>1</meta:editing-cycles>
    <meta:document-statistic meta:object-count="180"/>
    <meta:generator>Trio_Office/6.2.8.2$Windows_x86 LibreOffice_project/</meta:generator>
  </office:meta>
</office:document-meta>
</file>